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reations</text:p>
          </table:table-cell>
          <table:table-cell office:value-type="string" calcext:value-type="string">
            <text:p>Time (ms)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967" calcext:value-type="float">
            <text:p>2967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28127" calcext:value-type="float">
            <text:p>28127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float" office:value="41318" calcext:value-type="float">
            <text:p>41318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float" office:value="64271" calcext:value-type="float">
            <text:p>64271</text:p>
          </table:table-cell>
          <table:table-cell office:value-type="float" office:value="1438" calcext:value-type="float">
            <text:p>1438</text:p>
          </table:table-cell>
        </table:table-row>
        <table:table-row table:style-name="ro1">
          <table:table-cell office:value-type="float" office:value="92356" calcext:value-type="float">
            <text:p>92356</text:p>
          </table:table-cell>
          <table:table-cell office:value-type="float" office:value="1907" calcext:value-type="float">
            <text:p>1907</text:p>
          </table:table-cell>
        </table:table-row>
        <table:table-row table:style-name="ro1">
          <table:table-cell office:value-type="float" office:value="104356" calcext:value-type="float">
            <text:p>104356</text:p>
          </table:table-cell>
          <table:table-cell office:value-type="float" office:value="1954" calcext:value-type="float">
            <text:p>1954</text:p>
          </table:table-cell>
        </table:table-row>
        <table:table-row table:style-name="ro1">
          <table:table-cell office:value-type="float" office:value="124356" calcext:value-type="float">
            <text:p>124356</text:p>
          </table:table-cell>
          <table:table-cell office:value-type="float" office:value="2244" calcext:value-type="float">
            <text:p>2244</text:p>
          </table:table-cell>
        </table:table-row>
        <table:table-row table:style-name="ro1">
          <table:table-cell office:value-type="float" office:value="734859" calcext:value-type="float">
            <text:p>734859</text:p>
          </table:table-cell>
          <table:table-cell office:value-type="float" office:value="20515" calcext:value-type="float">
            <text:p>20515</text:p>
          </table:table-cell>
        </table:table-row>
        <table:table-row table:style-name="ro1">
          <table:table-cell office:value-type="float" office:value="734859" calcext:value-type="float">
            <text:p>734859</text:p>
          </table:table-cell>
          <table:table-cell office:value-type="float" office:value="12889" calcext:value-type="float">
            <text:p>12889</text:p>
          </table:table-cell>
        </table:table-row>
        <table:table-row table:style-name="ro1">
          <table:table-cell office:value-type="float" office:value="734859" calcext:value-type="float">
            <text:p>734859</text:p>
          </table:table-cell>
          <table:table-cell office:value-type="float" office:value="12709" calcext:value-type="float">
            <text:p>12709</text:p>
          </table:table-cell>
        </table:table-row>
        <table:table-row table:style-name="ro1">
          <table:table-cell office:value-type="float" office:value="818106" calcext:value-type="float">
            <text:p>818106</text:p>
          </table:table-cell>
          <table:table-cell office:value-type="float" office:value="23716" calcext:value-type="float">
            <text:p>23716</text:p>
          </table:table-cell>
        </table:table-row>
        <table:table-row table:style-name="ro1">
          <table:table-cell office:value-type="float" office:value="818106" calcext:value-type="float">
            <text:p>818106</text:p>
          </table:table-cell>
          <table:table-cell office:value-type="float" office:value="16565" calcext:value-type="float">
            <text:p>16565</text:p>
          </table:table-cell>
        </table:table-row>
        <table:table-row table:style-name="ro1">
          <table:table-cell office:value-type="float" office:value="818106" calcext:value-type="float">
            <text:p>818106</text:p>
          </table:table-cell>
          <table:table-cell office:value-type="float" office:value="14411" calcext:value-type="float">
            <text:p>144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4">0000-00-00</text:date>, <text:time style:data-style-name="N2" text:time-value="14:39:47.5289453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3T13:59:26.632711188</meta:creation-date>
    <dc:date>2015-08-14T14:49:46.780535848</dc:date>
    <meta:editing-duration>PT47M50S</meta:editing-duration>
    <meta:editing-cycles>10</meta:editing-cycles>
    <meta:generator>LibreOffice/4.2.8.2$Linux_X86_64 LibreOffice_project/420m0$Build-2</meta:generator>
    <meta:document-statistic meta:table-count="1" meta:cell-count="38" meta:object-count="0"/>
  </office:meta>
</office:document-meta>
</file>